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4.6771in" fo:margin-left="0.7188in" table:align="left" style:writing-mode="lr-tb"/>
    </style:style>
    <style:style style:name="Table4.A" style:family="table-column">
      <style:table-column-properties style:column-width="4.6771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4.7708in" fo:margin-left="0.6979in" table:align="left" style:writing-mode="lr-tb"/>
    </style:style>
    <style:style style:name="Table6.A" style:family="table-column">
      <style:table-column-properties style:column-width="4.7708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8" style:family="table">
      <style:table-properties style:width="4.7708in" fo:margin-left="0.6979in" table:align="left" style:writing-mode="lr-tb"/>
    </style:style>
    <style:style style:name="Table8.A" style:family="table-column">
      <style:table-column-properties style:column-width="4.7708in"/>
    </style:style>
    <style:style style:name="Table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7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Beginner</text:span></text:p>
      <text:p text:style-name="P6"/>
      <text:p text:style-name="P3"><text:span text:style-name="T2">Quiz</text:span><text:span text:style-name="T2"> 8:</text:span><text:span text:style-name="T2">More</text:span><text:span text:style-name="T2"> </text:span><text:span text:style-name="T2">Block</text:span><text:span text:style-name="T2"> </text:span><text:span text:style-name="T2">Programming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2"/>
            <text:p text:style-name="P11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eight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Beginner</text:span><text:span text:style-name="T5"> </text:span><text:span text:style-name="T5">class</text:span><text:span text:style-name="T5">.</text:span></text:p>
            <text:p text:style-name="P12"/>
            <text:p text:style-name="P11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1"><text:span text:style-name="T5">What</text:span><text:span text:style-name="T5"> </text:span><text:span text:style-name="T5">kind</text:span><text:span text:style-name="T5"> </text:span><text:span text:style-name="T5">of</text:span><text:span text:style-name="T5"> </text:span><text:span text:style-name="T5">expression</text:span><text:span text:style-name="T5"> </text:span><text:span text:style-name="T5">is</text:span><text:span text:style-name="T5"> </text:span><text:span text:style-name="T5">mouse</text:span><text:span text:style-name="T5">-</text:span><text:span text:style-name="T5">down</text:span><text:span text:style-name="T5">?</text:span></text:p>
            <text:p text:style-name="P12"/>
            <text:list xml:id="list1596186329" text:style-name="LS1">
              <text:list-item>
                <text:p text:style-name="P17"><text:span text:style-name="T5">Its</text:span><text:span text:style-name="T5"> </text:span><text:span text:style-name="T5">a</text:span><text:span text:style-name="T5"> </text:span><text:span text:style-name="T5">Boolean</text:span><text:span text:style-name="T5"> </text:span><text:span text:style-name="T5">expression</text:span><text:span text:style-name="T5"> </text:span><text:span text:style-name="T5">that</text:span><text:span text:style-name="T5"> </text:span><text:span text:style-name="T5">returns</text:span><text:span text:style-name="T5"> </text:span><text:span text:style-name="T5">True</text:span><text:span text:style-name="T5"> </text:span><text:span text:style-name="T5">if</text:span><text:span text:style-name="T5"> </text:span><text:span text:style-name="T5">the</text:span><text:span text:style-name="T5"> </text:span><text:span text:style-name="T5">mouse</text:span><text:span text:style-name="T5"> </text:span><text:span text:style-name="T5">is</text:span><text:span text:style-name="T5"> </text:span><text:span text:style-name="T5">down</text:span></text:p>
              </text:list-item>
              <text:list-item>
                <text:p text:style-name="P17"><text:span text:style-name="T5">Its</text:span><text:span text:style-name="T5"> </text:span><text:span text:style-name="T5">a</text:span><text:span text:style-name="T5"> </text:span><text:span text:style-name="T5">Integer</text:span><text:span text:style-name="T5"> </text:span><text:span text:style-name="T5">expression</text:span><text:span text:style-name="T5"> </text:span><text:span text:style-name="T5">that</text:span><text:span text:style-name="T5"> </text:span><text:span text:style-name="T5">returns</text:span><text:span text:style-name="T5"> </text:span><text:span text:style-name="T5">the</text:span><text:span text:style-name="T5"> </text:span><text:span text:style-name="T5">number</text:span><text:span text:style-name="T5"> </text:span><text:span text:style-name="T5">of</text:span><text:span text:style-name="T5"> </text:span><text:span text:style-name="T5">times</text:span><text:span text:style-name="T5"> </text:span><text:span text:style-name="T5">the</text:span><text:span text:style-name="T5"> </text:span><text:span text:style-name="T5">mouse</text:span><text:span text:style-name="T5"> </text:span><text:span text:style-name="T5">is</text:span><text:span text:style-name="T5"> </text:span><text:span text:style-name="T5">down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13">1</text:p>
            <text:p text:style-name="P12"/>
            <text:p text:style-name="P12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T5">Question</text:span><text:span text:style-name="T5"> 2</text:span></text:p>
          </table:table-cell>
        </table:table-row>
        <table:table-row>
          <table:table-cell table:style-name="Table3.A2" office:value-type="string">
            <text:p text:style-name="P11"><text:span text:style-name="T5">A</text:span><text:span text:style-name="T5"> </text:span><text:span text:style-name="T5">student</text:span><text:span text:style-name="T5"> </text:span><text:span text:style-name="T5">creates</text:span><text:span text:style-name="T5"> </text:span><text:span text:style-name="T5">the</text:span><text:span text:style-name="T5"> </text:span><text:span text:style-name="T5">following</text:span><text:span text:style-name="T5"> </text:span><text:span text:style-name="T5">Script</text:span><text:span text:style-name="T5"> </text:span><text:span text:style-name="T5">for</text:span><text:span text:style-name="T5"> </text:span><text:span text:style-name="T5">a</text:span><text:span text:style-name="T5"> </text:span><text:span text:style-name="T5">Sprite</text:span></text:p>
            <text:p text:style-name="P12"/>
            <text:p text:style-name="P12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0"><text:span text:style-name="T5">When</text:span><text:span text:style-name="T5"> </text:span><text:span text:style-name="T5">Flag</text:span><text:span text:style-name="T5"> </text:span><text:span text:style-name="T5">Clicked</text:span></text:p>
                </table:table-cell>
              </table:table-row>
              <table:table-row>
                <table:table-cell table:style-name="Table4.A1" office:value-type="string">
                  <text:p text:style-name="P10"><text:span text:style-name="T5">turn</text:span><text:span text:style-name="T5"> </text:span><text:span text:style-name="T5">in</text:span><text:span text:style-name="T5"> </text:span><text:span text:style-name="T5">direction</text:span><text:span text:style-name="T5"> 90</text:span></text:p>
                </table:table-cell>
              </table:table-row>
              <table:table-row>
                <table:table-cell table:style-name="Table4.A1" office:value-type="string">
                  <text:p text:style-name="P10"><text:span text:style-name="T5">repeat</text:span><text:span text:style-name="T5"> 12</text:span></text:p>
                </table:table-cell>
              </table:table-row>
              <table:table-row>
                <table:table-cell table:style-name="Table4.A1" office:value-type="string">
                  <text:p text:style-name="P14"><text:span text:style-name="T5">turn</text:span><text:span text:style-name="T5"> 15 </text:span><text:span text:style-name="T5">degrees</text:span></text:p>
                </table:table-cell>
              </table:table-row>
            </table:table>
            <text:p text:style-name="P13"/>
            <text:p text:style-name="P12"><text:soft-page-break/></text:p>
            <text:p text:style-name="P11"><text:span text:style-name="T5">90 </text:span><text:span text:style-name="T5">degrees</text:span><text:span text:style-name="T5"> </text:span><text:span text:style-name="T5">represents</text:span><text:span text:style-name="T5"> </text:span><text:span text:style-name="T5">right</text:span></text:p>
            <text:p text:style-name="P11"><text:span text:style-name="T5">-90 </text:span><text:span text:style-name="T5">degrees</text:span><text:span text:style-name="T5"> </text:span><text:span text:style-name="T5">represents</text:span><text:span text:style-name="T5"> </text:span><text:span text:style-name="T5">left</text:span></text:p>
            <text:p text:style-name="P11"><text:span text:style-name="T5">0 </text:span><text:span text:style-name="T5">degrees</text:span><text:span text:style-name="T5"> </text:span><text:span text:style-name="T5">represents</text:span><text:span text:style-name="T5"> </text:span><text:span text:style-name="T5">up</text:span></text:p>
            <text:p text:style-name="P11"><text:span text:style-name="T5">180 </text:span><text:span text:style-name="T5">degrees</text:span><text:span text:style-name="T5"> </text:span><text:span text:style-name="T5">represents</text:span><text:span text:style-name="T5"> </text:span><text:span text:style-name="T5">down</text:span></text:p>
            <text:p text:style-name="P12"/>
            <text:p text:style-name="P11"><text:span text:style-name="T5">In</text:span><text:span text:style-name="T5"> </text:span><text:span text:style-name="T5">which</text:span><text:span text:style-name="T5"> </text:span><text:span text:style-name="T5">direction</text:span><text:span text:style-name="T5"> </text:span><text:span text:style-name="T5">is</text:span><text:span text:style-name="T5"> </text:span><text:span text:style-name="T5">the</text:span><text:span text:style-name="T5"> </text:span><text:span text:style-name="T5">Sprite</text:span><text:span text:style-name="T5"> </text:span><text:span text:style-name="T5">pointing</text:span><text:span text:style-name="T5"> </text:span><text:span text:style-name="T5">now</text:span><text:span text:style-name="T5">?</text:span></text:p>
            <text:p text:style-name="P12"/>
            <text:p text:style-name="P11"><text:span text:style-name="T5">Write</text:span><text:span text:style-name="T5"> </text:span><text:span text:style-name="T6">right</text:span><text:span text:style-name="T5"> </text:span><text:span text:style-name="T5">if</text:span><text:span text:style-name="T5"> </text:span><text:span text:style-name="T5">the</text:span><text:span text:style-name="T5"> </text:span><text:span text:style-name="T5">direction</text:span><text:span text:style-name="T5"> </text:span><text:span text:style-name="T5">is</text:span><text:span text:style-name="T5"> </text:span><text:span text:style-name="T5">right</text:span></text:p>
            <text:p text:style-name="P11"><text:span text:style-name="T5">Write</text:span><text:span text:style-name="T5"> </text:span><text:span text:style-name="T6">left</text:span><text:span text:style-name="T5"> </text:span><text:span text:style-name="T5">if</text:span><text:span text:style-name="T5"> </text:span><text:span text:style-name="T5">the</text:span><text:span text:style-name="T5"> </text:span><text:span text:style-name="T5">direction</text:span><text:span text:style-name="T5"> </text:span><text:span text:style-name="T5">is</text:span><text:span text:style-name="T5"> </text:span><text:span text:style-name="T5">left</text:span></text:p>
            <text:p text:style-name="P11"><text:span text:style-name="T5">Write</text:span><text:span text:style-name="T5"> </text:span><text:span text:style-name="T6">up</text:span><text:span text:style-name="T5"> </text:span><text:span text:style-name="T5">if</text:span><text:span text:style-name="T5"> </text:span><text:span text:style-name="T5">the</text:span><text:span text:style-name="T5"> </text:span><text:span text:style-name="T5">direction</text:span><text:span text:style-name="T5"> </text:span><text:span text:style-name="T5">is</text:span><text:span text:style-name="T5"> </text:span><text:span text:style-name="T5">up</text:span></text:p>
            <text:p text:style-name="P11"><text:span text:style-name="T5">Write</text:span><text:span text:style-name="T5"> </text:span><text:span text:style-name="T6">down</text:span><text:span text:style-name="T5"> </text:span><text:span text:style-name="T5">if</text:span><text:span text:style-name="T5"> </text:span><text:span text:style-name="T5">the</text:span><text:span text:style-name="T5"> </text:span><text:span text:style-name="T5">direction</text:span><text:span text:style-name="T5"> </text:span><text:span text:style-name="T5">is</text:span><text:span text:style-name="T5"> </text:span><text:span text:style-name="T5">down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13">left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Question</text:span><text:span text:style-name="T5"> 3</text:span></text:p>
          </table:table-cell>
        </table:table-row>
        <table:table-row>
          <table:table-cell table:style-name="Table5.A2" office:value-type="string">
            <text:p text:style-name="P11"><text:span text:style-name="T5">A</text:span><text:span text:style-name="T5"> </text:span><text:span text:style-name="T5">student</text:span><text:span text:style-name="T5"> </text:span><text:span text:style-name="T5">creates</text:span><text:span text:style-name="T5"> </text:span><text:span text:style-name="T5">a</text:span><text:span text:style-name="T5"> </text:span><text:span text:style-name="T5">Script</text:span><text:span text:style-name="T5"> </text:span><text:span text:style-name="T5">for</text:span><text:span text:style-name="T5"> </text:span><text:span text:style-name="T5">a</text:span><text:span text:style-name="T5"> </text:span><text:span text:style-name="T5">Sprite</text:span><text:span text:style-name="T5"> </text:span><text:span text:style-name="T5">as</text:span><text:span text:style-name="T5"> </text:span><text:span text:style-name="T5">follows</text:span></text:p>
            <text:p text:style-name="P12"/>
            <text:p text:style-name="P11"><text:span text:style-name="T5">The</text:span><text:span text:style-name="T5"> </text:span><text:span text:style-name="T5">Sprite</text:span><text:span text:style-name="T5"> </text:span><text:span text:style-name="T5">has</text:span><text:span text:style-name="T5"> </text:span><text:span text:style-name="T5">a</text:span><text:span text:style-name="T5"> </text:span><text:span text:style-name="T5">variable</text:span><text:span text:style-name="T5"> </text:span><text:span text:style-name="T5">called</text:span><text:span text:style-name="T5"> </text:span><text:span text:style-name="T5">COUNT</text:span></text:p>
            <text:p text:style-name="P12"/>
            <text:p text:style-name="P12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"><text:span text:style-name="T5">When</text:span><text:span text:style-name="T5"> </text:span><text:span text:style-name="T5">Flag</text:span><text:span text:style-name="T5"> </text:span><text:span text:style-name="T5">Clicked</text:span></text:p>
                </table:table-cell>
              </table:table-row>
              <table:table-row>
                <table:table-cell table:style-name="Table6.A1" office:value-type="string">
                  <text:p text:style-name="P10"><text:span text:style-name="T5">set</text:span><text:span text:style-name="T5"> </text:span><text:span text:style-name="T5">COUNT</text:span><text:span text:style-name="T5"> </text:span><text:span text:style-name="T5">to</text:span><text:span text:style-name="T5"> 0</text:span></text:p>
                </table:table-cell>
              </table:table-row>
              <table:table-row>
                <table:table-cell table:style-name="Table6.A1" office:value-type="string">
                  <text:p text:style-name="P10"><text:span text:style-name="T5">if</text:span><text:span text:style-name="T5"> 1 &gt; 2 </text:span><text:span text:style-name="T5">or</text:span><text:span text:style-name="T5"> 2 &gt; 3 </text:span><text:span text:style-name="T5">or</text:span><text:span text:style-name="T5"> 3 &gt; 4 </text:span><text:span text:style-name="T5">then</text:span></text:p>
                </table:table-cell>
              </table:table-row>
              <table:table-row>
                <table:table-cell table:style-name="Table6.A1" office:value-type="string">
                  <text:p text:style-name="P14"><text:span text:style-name="T5">set</text:span><text:span text:style-name="T5"> </text:span><text:span text:style-name="T5">COUNT</text:span><text:span text:style-name="T5"> </text:span><text:span text:style-name="T5">to</text:span><text:span text:style-name="T5"> 1</text:span></text:p>
                </table:table-cell>
              </table:table-row>
            </table:table>
            <text:p text:style-name="P13"/>
            <text:p text:style-name="P12"/>
            <text:p text:style-name="P11"><text:span text:style-name="T5">What</text:span><text:span text:style-name="T5"> </text:span><text:span text:style-name="T5">will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COUNT</text:span><text:span text:style-name="T5"> </text:span><text:span text:style-name="T5">after</text:span><text:span text:style-name="T5"> </text:span><text:span text:style-name="T5">this</text:span><text:span text:style-name="T5"> </text:span><text:span text:style-name="T5">Script</text:span><text:span text:style-name="T5"> </text:span><text:span text:style-name="T5">executes</text:span><text:span text:style-name="T5">?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able:table-row>
          <table:table-cell table:style-name="Table5.A4" office:value-type="string">
            <text:p text:style-name="P13">0</text:p>
            <text:p text:style-name="P12"/>
            <text:p text:style-name="P12"/>
            <text:p text:style-name="P12"/>
            <text:p text:style-name="P12"><text:soft-page-break/></text:p>
          </table:table-cell>
        </table:table-row>
      </table:table>
      <text:p text:style-name="P1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text:span text:style-name="T5">Question</text:span><text:span text:style-name="T5"> 4</text:span></text:p>
          </table:table-cell>
        </table:table-row>
        <table:table-row>
          <table:table-cell table:style-name="Table7.A2" office:value-type="string">
            <text:p text:style-name="P11"><text:span text:style-name="T5">A</text:span><text:span text:style-name="T5"> </text:span><text:span text:style-name="T5">student</text:span><text:span text:style-name="T5"> </text:span><text:span text:style-name="T5">creates</text:span><text:span text:style-name="T5"> </text:span><text:span text:style-name="T5">a</text:span><text:span text:style-name="T5"> </text:span><text:span text:style-name="T5">Script</text:span><text:span text:style-name="T5"> </text:span><text:span text:style-name="T5">for</text:span><text:span text:style-name="T5"> </text:span><text:span text:style-name="T5">a</text:span><text:span text:style-name="T5"> </text:span><text:span text:style-name="T5">Sprite</text:span><text:span text:style-name="T5"> </text:span><text:span text:style-name="T5">as</text:span><text:span text:style-name="T5"> </text:span><text:span text:style-name="T5">follows</text:span></text:p>
            <text:p text:style-name="P12"/>
            <text:p text:style-name="P11"><text:span text:style-name="T5">The</text:span><text:span text:style-name="T5"> </text:span><text:span text:style-name="T5">Sprite</text:span><text:span text:style-name="T5"> </text:span><text:span text:style-name="T5">has</text:span><text:span text:style-name="T5"> </text:span><text:span text:style-name="T5">a</text:span><text:span text:style-name="T5"> </text:span><text:span text:style-name="T5">variable</text:span><text:span text:style-name="T5"> </text:span><text:span text:style-name="T5">called</text:span><text:span text:style-name="T5"> </text:span><text:span text:style-name="T5">COUNT</text:span></text:p>
            <text:p text:style-name="P12"/>
            <text:p text:style-name="P12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"><text:span text:style-name="T5">When</text:span><text:span text:style-name="T5"> </text:span><text:span text:style-name="T5">Flag</text:span><text:span text:style-name="T5"> </text:span><text:span text:style-name="T5">Clicked</text:span></text:p>
                </table:table-cell>
              </table:table-row>
              <table:table-row>
                <table:table-cell table:style-name="Table8.A1" office:value-type="string">
                  <text:p text:style-name="P11"><text:span text:style-name="T5">set</text:span><text:span text:style-name="T5"> </text:span><text:span text:style-name="T5">COUNT</text:span><text:span text:style-name="T5"> </text:span><text:span text:style-name="T5">to</text:span><text:span text:style-name="T5"> 0</text:span></text:p>
                </table:table-cell>
              </table:table-row>
              <table:table-row>
                <table:table-cell table:style-name="Table8.A1" office:value-type="string">
                  <text:p text:style-name="P10"><text:span text:style-name="T5">if</text:span><text:span text:style-name="T5"> 1 &lt; 2 </text:span><text:span text:style-name="T5">or</text:span><text:span text:style-name="T5"> 2 &gt; 3 </text:span><text:span text:style-name="T5">or</text:span><text:span text:style-name="T5"> 3 &gt; 4 </text:span><text:span text:style-name="T5">then</text:span></text:p>
                </table:table-cell>
              </table:table-row>
              <table:table-row>
                <table:table-cell table:style-name="Table8.A1" office:value-type="string">
                  <text:p text:style-name="P14"><text:span text:style-name="T5">set</text:span><text:span text:style-name="T5"> </text:span><text:span text:style-name="T5">COUNT</text:span><text:span text:style-name="T5"> </text:span><text:span text:style-name="T5">to</text:span><text:span text:style-name="T5"> 1</text:span></text:p>
                </table:table-cell>
              </table:table-row>
            </table:table>
            <text:p text:style-name="P13"/>
            <text:p text:style-name="P12"/>
            <text:p text:style-name="P11"><text:span text:style-name="T5">What</text:span><text:span text:style-name="T5"> </text:span><text:span text:style-name="T5">will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COUNT</text:span><text:span text:style-name="T5"> </text:span><text:span text:style-name="T5">after</text:span><text:span text:style-name="T5"> </text:span><text:span text:style-name="T5">this</text:span><text:span text:style-name="T5"> </text:span><text:span text:style-name="T5">Script</text:span><text:span text:style-name="T5"> </text:span><text:span text:style-name="T5">executes</text:span><text:span text:style-name="T5">?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7.A1" office:value-type="string">
            <text:p text:style-name="P12">Answer</text:p>
          </table:table-cell>
        </table:table-row>
        <table:table-row>
          <table:table-cell table:style-name="Table7.A4" office:value-type="string">
            <text:p text:style-name="P13">1</text:p>
            <text:p text:style-name="P12"/>
            <text:p text:style-name="P12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8" meta:image-count="0" meta:object-count="0" meta:page-count="3" meta:paragraph-count="56" meta:word-count="304" meta:character-count="1541" meta:non-whitespace-character-count="1286"/>
    <dc:date>2014-11-11T07:40:55</dc:date>
    <meta:editing-duration>PT2M</meta:editing-duration>
  </office:meta>
</office:document-meta>
</file>